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5FF29958F3C17DB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999999" draw:textarea-horizontal-align="justify" draw:textarea-vertical-align="middle" draw:auto-grow-height="false" fo:min-height="23.25cm" fo:min-width="15.2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9.35cm" fo:min-width="7.35cm"/>
    </style:style>
    <style:style style:name="gr3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4" style:family="graphic" style:parent-style-name="objectwithoutfill">
      <style:graphic-properties draw:stroke="solid" draw:stroke-dash="Dot" svg:stroke-color="#000000" svg:stroke-linecap="butt" draw:fill="none" draw:textarea-vertical-align="middle"/>
    </style:style>
    <style:style style:name="gr5" style:family="graphic" style:parent-style-name="standard">
      <style:graphic-properties draw:stroke="none" draw:fill="bitmap" draw:fill-color="#b2b2b2" draw:fill-image-name="Fence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.155cm" fo:min-width="3.376cm"/>
    </style:style>
    <style:style style:name="gr6" style:family="graphic" style:parent-style-name="standard">
      <style:graphic-properties svg:stroke-color="#000000" draw:fill-color="#ffff00" draw:textarea-horizontal-align="justify" draw:textarea-vertical-align="middle" draw:auto-grow-height="false" fo:min-height="0.904cm" fo:min-width="0.404cm"/>
    </style:style>
    <style:style style:name="gr7" style:family="graphic" style:parent-style-name="objectwithoutfill">
      <style:graphic-properties svg:stroke-width="0.159cm" svg:stroke-color="#ffff00" draw:marker-start-width="0.437cm" draw:marker-end-width="0.437cm" svg:stroke-linecap="round" draw:fill="none" draw:textarea-vertical-align="middle" fo:padding-top="0.203cm" fo:padding-bottom="0.203cm" fo:padding-left="0.328cm" fo:padding-right="0.328cm"/>
    </style:style>
    <style:style style:name="gr8" style:family="graphic" style:parent-style-name="objectwithoutfill">
      <style:graphic-properties svg:stroke-width="0.159cm" svg:stroke-color="#ffff00" draw:marker-start-width="0.437cm" draw:marker-end-width="0.437cm" draw:stroke-linejoin="round" svg:stroke-linecap="round" draw:fill="none" draw:textarea-vertical-align="middle" fo:padding-top="0.203cm" fo:padding-bottom="0.203cm" fo:padding-left="0.328cm" fo:padding-right="0.328cm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88cm" draw:shadow="visible" draw:shadow-offset-x="0cm" draw:shadow-offset-y="0cm" draw:shadow-color="#ffff00" loext:shadow-blur="1.764cm"/>
      <style:paragraph-properties style:writing-mode="lr-tb"/>
    </style:style>
    <style:style style:name="gr11" style:family="graphic" style:parent-style-name="objectwithoutfill">
      <style:graphic-properties svg:stroke-color="#000000" draw:marker-end="Extrémités_20_de_20_flèche_20_4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Extrémités_20_de_20_flèche_20_5" draw:marker-end-width="0.3cm" draw:fill="none" draw:textarea-vertical-align="middle"/>
    </style:style>
    <style:style style:name="gr13" style:family="graphic" style:parent-style-name="standard">
      <style:graphic-properties draw:stroke="none" draw:fill-color="#ffff00" draw:textarea-horizontal-align="justify" draw:textarea-vertical-align="middle" draw:auto-grow-height="false" fo:min-height="0.104cm" fo:min-width="0.032cm"/>
    </style:style>
    <style:style style:name="gr1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5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0.104cm" fo:min-width="0.032cm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end"/>
    </style:style>
    <style:style style:name="P6" style:family="paragraph">
      <loext:graphic-properties draw:fill="bitmap" draw:fill-color="#b2b2b2" draw:fill-image-name="Fence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10" style:family="paragraph">
      <loext:graphic-properties draw:fill="solid" draw:fill-color="#ffff00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.75cm" svg:height="23.5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5cm" svg:height="9.6cm" svg:x="10.75cm" svg:y="1.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5cm" svg:height="1.038cm" svg:x="16.25cm" svg:y="6.712cm">
          <draw:text-box>
            <text:p><text:span text:style-name="T1">Cave</text:span></text:p>
          </draw:text-box>
        </draw:frame>
        <draw:line draw:style-name="gr4" draw:text-style-name="P4" draw:layer="layout" svg:x1="10.75cm" svg:y1="10.275cm" svg:x2="2.75cm" svg:y2="10.275cm">
          <text:p/>
        </draw:line>
        <draw:line draw:style-name="gr4" draw:text-style-name="P5" draw:layer="layout" svg:x1="2.75cm" svg:y1="25.5cm" svg:x2="2.75cm" svg:y2="2cm">
          <text:p/>
        </draw:line>
        <draw:line draw:style-name="gr4" draw:text-style-name="P5" draw:layer="layout" svg:x1="18.45cm" svg:y1="25.5cm" svg:x2="18.45cm" svg:y2="11.5cm">
          <text:p/>
        </draw:line>
        <draw:custom-shape draw:style-name="gr5" draw:text-style-name="P6" draw:layer="layout" svg:width="7.75cm" svg:height="1.25cm" svg:x="10.75cm" svg:y="10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4" draw:text-style-name="P4" draw:layer="layout" svg:x1="10.75cm" svg:y1="10.25cm" svg:x2="18.5cm" svg:y2="11.5cm">
          <text:p/>
        </draw:line>
        <draw:line draw:style-name="gr4" draw:text-style-name="P4" draw:layer="layout" svg:x1="5.5cm" svg:y1="2.025cm" svg:x2="2.75cm" svg:y2="2.025cm">
          <text:p/>
        </draw:line>
        <draw:line draw:style-name="gr4" draw:text-style-name="P5" draw:layer="layout" svg:x1="10.75cm" svg:y1="10.25cm" svg:x2="10.75cm" svg:y2="2cm">
          <text:p/>
        </draw:line>
        <draw:custom-shape draw:style-name="gr6" draw:text-style-name="P7" xml:id="id1" draw:id="id1" draw:layer="layout" svg:width="1cm" svg:height="1.25cm" svg:x="9.75cm" svg:y="8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4" xml:id="id2" draw:id="id2" draw:layer="layout" svg:x1="10.502cm" svg:y1="10.625cm" svg:x2="2.998cm" svg:y2="10.625cm">
          <text:p/>
        </draw:line>
        <draw:line draw:style-name="gr8" draw:text-style-name="P4" draw:layer="layout" svg:x1="2.999cm" svg:y1="25cm" svg:x2="3cm" svg:y2="10.625cm">
          <text:p/>
        </draw:line>
        <draw:connector draw:style-name="gr9" draw:text-style-name="P8" draw:layer="layout" draw:line-skew="-0.955cm" svg:x1="10.25cm" svg:y1="10cm" svg:x2="10.502cm" svg:y2="10.625cm" draw:start-shape="id1" draw:start-glue-point="2" draw:end-shape="id2" draw:end-glue-point="1" svg:d="M10250 10000v250h252v375" svg:viewBox="0 0 253 626">
          <text:p/>
        </draw:connector>
        <draw:line draw:style-name="gr4" draw:text-style-name="P4" draw:layer="layout" svg:x1="10.75cm" svg:y1="2cm" svg:x2="8.45cm" svg:y2="2cm">
          <text:p/>
        </draw:line>
        <draw:frame draw:style-name="gr10" draw:text-style-name="P3" draw:layer="layout" svg:width="3cm" svg:height="1.038cm" svg:x="9.25cm" svg:y="19.5cm">
          <draw:text-box>
            <text:p><text:span text:style-name="T1">Garage</text:span></text:p>
          </draw:text-box>
        </draw:frame>
        <draw:frame draw:style-name="gr10" draw:text-style-name="P3" draw:layer="layout" svg:width="2.5cm" svg:height="1.038cm" svg:x="5.5cm" svg:y="3.75cm">
          <draw:text-box>
            <text:p><text:span text:style-name="T1">Vélos</text:span></text:p>
          </draw:text-box>
        </draw:frame>
        <draw:frame draw:style-name="gr3" draw:text-style-name="P9" draw:layer="layout" svg:width="3.25cm" svg:height="1.038cm" svg:x="4.4cm" svg:y="14.05cm">
          <draw:text-box>
            <text:p><text:span text:style-name="T2">Guirlande</text:span></text:p>
          </draw:text-box>
        </draw:frame>
        <draw:line draw:style-name="gr11" draw:text-style-name="P4" draw:layer="layout" svg:x1="4.5cm" svg:y1="14.75cm" svg:x2="3.25cm" svg:y2="16cm">
          <text:p/>
        </draw:line>
        <draw:line draw:style-name="gr12" draw:text-style-name="P4" draw:layer="layout" svg:x1="18.5cm" svg:y1="7.25cm" svg:x2="19.5cm" svg:y2="7.25cm">
          <text:p/>
        </draw:line>
        <draw:custom-shape draw:style-name="gr13" draw:text-style-name="P7" draw:layer="layout" svg:width="0.75cm" svg:height="0.5cm" svg:x="10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4" draw:layer="layout" svg:x1="11cm" svg:y1="13.5cm" svg:x2="10.5cm" svg:y2="11.75cm">
          <text:p/>
        </draw:line>
        <draw:frame draw:style-name="gr14" draw:text-style-name="P9" draw:layer="layout" svg:width="4cm" svg:height="0.962cm" svg:x="9.5cm" svg:y="13.55cm">
          <draw:text-box>
            <text:p><text:span text:style-name="T2">Spot garage</text:span></text:p>
          </draw:text-box>
        </draw:frame>
        <draw:custom-shape draw:style-name="gr15" draw:text-style-name="P10" draw:layer="layout" svg:width="0.75cm" svg:height="0.5cm" svg:x="10.0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4" draw:layer="layout" svg:x1="8.25cm" svg:y1="7.5cm" svg:x2="9.75cm" svg:y2="8cm">
          <text:p/>
        </draw:line>
        <draw:frame draw:style-name="gr14" draw:text-style-name="P9" draw:layer="layout" svg:width="3.7cm" svg:height="0.962cm" svg:x="4.9cm" svg:y="6.95cm">
          <draw:text-box>
            <text:p><text:span text:style-name="T2">Spot vélos</text:span></text:p>
          </draw:text-box>
        </draw:frame>
        <draw:frame draw:style-name="gr14" draw:text-style-name="P9" draw:layer="layout" svg:width="4.5cm" svg:height="0.962cm" svg:x="3.8cm" svg:y="8.65cm">
          <draw:text-box>
            <text:p><text:span text:style-name="T2">Boîtier central </text:span></text:p>
          </draw:text-box>
        </draw:frame>
        <draw:line draw:style-name="gr11" draw:text-style-name="P4" draw:layer="layout" svg:x1="8.25cm" svg:y1="9.25cm" svg:x2="9.5cm" svg:y2="9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Fence" xlink:href="Pictures/1000000000000200000002005FF29958F3C17DB9.jp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2T15:16:07.269174021</meta:creation-date>
    <dc:date>2024-05-24T17:25:51.598826786</dc:date>
    <meta:editing-duration>PT4H17M30S</meta:editing-duration>
    <meta:editing-cycles>4</meta:editing-cycles>
    <meta:generator>LibreOffice/7.3.7.2$Linux_X86_64 LibreOffice_project/30$Build-2</meta:generator>
    <meta:document-statistic meta:object-count="28"/>
  </office:meta>
</office:document-meta>
</file>